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Taulukko1" table:style-name="ta1">
        <table:shapes>
          <draw:frame draw:z-index="0" draw:style-name="gr1" svg:width="29.904cm" svg:height="14.297cm" svg:x="3.389cm" svg:y="5.55cm">
            <draw:object draw:notify-on-update-of-ranges="Taulukko1.B2:Taulukko1.B11 Taulukko1.C2:Taulukko1.C11 Taulukko1.D2:Taulukko1.D11 Taulukko1.E2:Taulukko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9.846150619">
            <text:p>29,846150619</text:p>
          </table:table-cell>
          <table:table-cell office:value-type="float" office:value="29.9230701013">
            <text:p>29,9230701013</text:p>
          </table:table-cell>
          <table:table-cell office:value-type="float" office:value="29.9845026899">
            <text:p>29,9845026899</text:p>
          </table:table-cell>
          <table:table-cell office:value-type="float" office:value="29.9983124562">
            <text:p>29,9983124562</text:p>
          </table:table-cell>
        </table:table-row>
        <table:table-row table:style-name="ro1">
          <table:table-cell/>
          <table:table-cell office:value-type="float" office:value="29.3814250147">
            <text:p>29,3814250147</text:p>
          </table:table-cell>
          <table:table-cell office:value-type="float" office:value="29.6917245731">
            <text:p>29,6917245731</text:p>
          </table:table-cell>
          <table:table-cell office:value-type="float" office:value="29.9382831734">
            <text:p>29,9382831734</text:p>
          </table:table-cell>
          <table:table-cell office:value-type="float" office:value="29.9935562809">
            <text:p>29,9935562809</text:p>
          </table:table-cell>
        </table:table-row>
        <table:table-row table:style-name="ro1">
          <table:table-cell/>
          <table:table-cell office:value-type="float" office:value="28.594923562">
            <text:p>28,594923562</text:p>
          </table:table-cell>
          <table:table-cell office:value-type="float" office:value="29.3033229807">
            <text:p>29,3033229807</text:p>
          </table:table-cell>
          <table:table-cell office:value-type="float" office:value="29.8612381505">
            <text:p>29,8612381505</text:p>
          </table:table-cell>
          <table:table-cell office:value-type="float" office:value="29.985730416">
            <text:p>29,985730416</text:p>
          </table:table-cell>
        </table:table-row>
        <table:table-row table:style-name="ro1">
          <table:table-cell/>
          <table:table-cell office:value-type="float" office:value="27.4668333575">
            <text:p>27,4668333575</text:p>
          </table:table-cell>
          <table:table-cell office:value-type="float" office:value="28.753276751">
            <text:p>28,753276751</text:p>
          </table:table-cell>
          <table:table-cell office:value-type="float" office:value="29.7531942638">
            <text:p>29,7531942638</text:p>
          </table:table-cell>
          <table:table-cell office:value-type="float" office:value="29.9748331194">
            <text:p>29,9748331194</text:p>
          </table:table-cell>
        </table:table-row>
        <table:table-row table:style-name="ro1">
          <table:table-cell/>
          <table:table-cell office:value-type="float" office:value="25.9653362943">
            <text:p>25,9653362943</text:p>
          </table:table-cell>
          <table:table-cell office:value-type="float" office:value="28.0347337194">
            <text:p>28,0347337194</text:p>
          </table:table-cell>
          <table:table-cell office:value-type="float" office:value="29.6139059295">
            <text:p>29,6139059295</text:p>
          </table:table-cell>
          <table:table-cell office:value-type="float" office:value="29.9608619629">
            <text:p>29,9608619629</text:p>
          </table:table-cell>
        </table:table-row>
        <table:table-row table:style-name="ro1">
          <table:table-cell/>
          <table:table-cell office:value-type="float" office:value="24.0405762714">
            <text:p>24,0405762714</text:p>
          </table:table-cell>
          <table:table-cell office:value-type="float" office:value="27.1380621932">
            <text:p>27,1380621932</text:p>
          </table:table-cell>
          <table:table-cell office:value-type="float" office:value="29.4430522108">
            <text:p>29,4430522108</text:p>
          </table:table-cell>
          <table:table-cell office:value-type="float" office:value="29.943813829">
            <text:p>29,943813829</text:p>
          </table:table-cell>
        </table:table-row>
        <table:table-row table:style-name="ro1">
          <table:table-cell/>
          <table:table-cell office:value-type="float" office:value="21.6122391203">
            <text:p>21,6122391203</text:p>
          </table:table-cell>
          <table:table-cell office:value-type="float" office:value="26.0500307764">
            <text:p>26,0500307764</text:p>
          </table:table-cell>
          <table:table-cell office:value-type="float" office:value="29.2402326357">
            <text:p>29,2402326357</text:p>
          </table:table-cell>
          <table:table-cell office:value-type="float" office:value="29.9236849072">
            <text:p>29,9236849072</text:p>
          </table:table-cell>
        </table:table-row>
        <table:table-row table:style-name="ro1">
          <table:table-cell/>
          <table:table-cell office:value-type="float" office:value="18.5404922321">
            <text:p>18,5404922321</text:p>
          </table:table-cell>
          <table:table-cell office:value-type="float" office:value="24.7524897802">
            <text:p>24,7524897802</text:p>
          </table:table-cell>
          <table:table-cell office:value-type="float" office:value="29.0049618233">
            <text:p>29,0049618233</text:p>
          </table:table-cell>
          <table:table-cell office:value-type="float" office:value="29.9004706894">
            <text:p>29,9004706894</text:p>
          </table:table-cell>
        </table:table-row>
        <table:table-row table:style-name="ro1">
          <table:table-cell/>
          <table:table-cell office:value-type="float" office:value="14.5402427632">
            <text:p>14,5402427632</text:p>
          </table:table-cell>
          <table:table-cell office:value-type="float" office:value="23.2201726217">
            <text:p>23,2201726217</text:p>
          </table:table-cell>
          <table:table-cell office:value-type="float" office:value="28.7366627383">
            <text:p>28,7366627383</text:p>
          </table:table-cell>
          <table:table-cell office:value-type="float" office:value="29.8741659641">
            <text:p>29,8741659641</text:p>
          </table:table-cell>
        </table:table-row>
        <table:table-row table:style-name="ro1">
          <table:table-cell/>
          <table:table-cell office:value-type="float" office:value="8.7626375384">
            <text:p>8,7626375384</text:p>
          </table:table-cell>
          <table:table-cell office:value-type="float" office:value="21.4168072363">
            <text:p>21,4168072363</text:p>
          </table:table-cell>
          <table:table-cell office:value-type="float" office:value="28.4346583341">
            <text:p>28,4346583341</text:p>
          </table:table-cell>
          <table:table-cell office:value-type="float" office:value="29.8447648101">
            <text:p>29,8447648101</text:p>
          </table:table-cell>
        </table:table-row>
      </table:table>
      <table:table table:name="Taulukko2" table:style-name="ta1">
        <table:shapes>
          <draw:frame draw:z-index="0" draw:style-name="gr1" svg:width="21.741cm" svg:height="13.899cm" svg:x="12.103cm" svg:y="2.799cm">
            <draw:object draw:notify-on-update-of-ranges="Taulukko2.A1:Taulukko2.A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0.869612132971">
            <text:p>0,869612133</text:p>
          </table:table-cell>
        </table:table-row>
        <table:table-row table:style-name="ro1">
          <table:table-cell office:value-type="float" office:value="0.512687954646">
            <text:p>0,5126879546</text:p>
          </table:table-cell>
        </table:table-row>
        <table:table-row table:style-name="ro1">
          <table:table-cell office:value-type="float" office:value="0.0221589231549">
            <text:p>0,0221589232</text:p>
          </table:table-cell>
        </table:table-row>
        <table:table-row table:style-name="ro1">
          <table:table-cell office:value-type="float" office:value="-0.474144550059">
            <text:p>-0,4741445501</text:p>
          </table:table-cell>
        </table:table-row>
        <table:table-row table:style-name="ro1">
          <table:table-cell office:value-type="float" office:value="-0.846880799246">
            <text:p>-0,8468807992</text:p>
          </table:table-cell>
        </table:table-row>
        <table:table-row table:style-name="ro1">
          <table:table-cell office:value-type="float" office:value="-0.998985616227">
            <text:p>-0,9989856162</text:p>
          </table:table-cell>
        </table:table-row>
        <table:table-row table:style-name="ro1">
          <table:table-cell office:value-type="float" office:value="-0.890956216404">
            <text:p>-0,8909562164</text:p>
          </table:table-cell>
        </table:table-row>
        <table:table-row table:style-name="ro1">
          <table:table-cell office:value-type="float" office:value="-0.551037140899">
            <text:p>-0,5510371409</text:p>
          </table:table-cell>
        </table:table-row>
        <table:table-row table:style-name="ro1">
          <table:table-cell office:value-type="float" office:value="-0.0677533185987">
            <text:p>-0,0677533186</text:p>
          </table:table-cell>
        </table:table-row>
        <table:table-row table:style-name="ro1">
          <table:table-cell office:value-type="float" office:value="0.433155959381">
            <text:p>0,4331559594</text:p>
          </table:table-cell>
        </table:table-row>
        <table:table-row table:style-name="ro1">
          <table:table-cell office:value-type="float" office:value="0.821381010587">
            <text:p>0,8213810106</text:p>
          </table:table-cell>
        </table:table-row>
        <table:table-row table:style-name="ro1">
          <table:table-cell office:value-type="float" office:value="0.995857361122">
            <text:p>0,9958573611</text:p>
          </table:table-cell>
        </table:table-row>
      </table:table>
      <table:table table:name="Taulukk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.03.2012</text:date>, <text:time>13:41:4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</meta:initial-creator>
    <meta:creation-date>2012-03-06T11:57:44</meta:creation-date>
    <dc:date>2012-03-06T13:41:46</dc:date>
    <dc:creator>Mikko </dc:creator>
    <meta:editing-duration>PT1H44M3S</meta:editing-duration>
    <meta:editing-cycles>2</meta:editing-cycles>
    <meta:generator>LibreOffice/3.4$Linux LibreOffice_project/340m1$Build-402</meta:generator>
    <meta:document-statistic meta:table-count="3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05cm" svg:height="14.298cm" xlink:href=".." xlink:type="simple" chart:class="chart:line" chart:style-name="ch1">
        <chart:legend chart:legend-position="end" svg:x="27.131cm" svg:y="6.103cm" style:legend-expansion="high" chart:style-name="ch2"/>
        <chart:plot-area chart:style-name="ch3" table:cell-range-address="Taulukko1.B2:Taulukko1.E11" svg:x="1.048cm" svg:y="1.275cm" svg:width="24.888cm" svg:height="12.318cm">
          <chartooo:coordinate-region svg:x="1.67cm" svg:y="1.474cm" svg:width="24.08cm" svg:height="11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B2:Taulukko1.B11" chart:class="chart:line">
            <chart:data-point chart:repeated="10"/>
          </chart:series>
          <chart:series chart:style-name="ch7" chart:values-cell-range-address="Taulukko1.C2:Taulukko1.C11" chart:class="chart:line">
            <chart:data-point chart:repeated="10"/>
          </chart:series>
          <chart:series chart:style-name="ch8" chart:values-cell-range-address="Taulukko1.D2:Taulukko1.D11" chart:class="chart:line">
            <chart:data-point chart:repeated="10"/>
          </chart:series>
          <chart:series chart:style-name="ch9" chart:values-cell-range-address="Taulukko1.E2:Taulukko1.E1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B</text:p>
              </table:table-cell>
              <table:table-cell office:value-type="string">
                <text:p>Sarake C</text:p>
              </table:table-cell>
              <table:table-cell office:value-type="string">
                <text:p>Sarake D</text:p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846150619">
                <text:p>29.846150619</text:p>
                <draw:g>
                  <svg:desc>Taulukko1.B2:Taulukko1.B11</svg:desc>
                </draw:g>
              </table:table-cell>
              <table:table-cell office:value-type="float" office:value="29.9230701013">
                <text:p>29.9230701013</text:p>
                <draw:g>
                  <svg:desc>Taulukko1.C2:Taulukko1.C11</svg:desc>
                </draw:g>
              </table:table-cell>
              <table:table-cell office:value-type="float" office:value="29.9845026899">
                <text:p>29.9845026899</text:p>
                <draw:g>
                  <svg:desc>Taulukko1.D2:Taulukko1.D11</svg:desc>
                </draw:g>
              </table:table-cell>
              <table:table-cell office:value-type="float" office:value="29.9983124562">
                <text:p>29.9983124562</text:p>
                <draw:g>
                  <svg:desc>Taulukko1.E2:Taulukko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814250147">
                <text:p>29.3814250147</text:p>
              </table:table-cell>
              <table:table-cell office:value-type="float" office:value="29.6917245731">
                <text:p>29.6917245731</text:p>
              </table:table-cell>
              <table:table-cell office:value-type="float" office:value="29.9382831734">
                <text:p>29.9382831734</text:p>
              </table:table-cell>
              <table:table-cell office:value-type="float" office:value="29.9935562809">
                <text:p>29.9935562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94923562">
                <text:p>28.594923562</text:p>
              </table:table-cell>
              <table:table-cell office:value-type="float" office:value="29.3033229807">
                <text:p>29.3033229807</text:p>
              </table:table-cell>
              <table:table-cell office:value-type="float" office:value="29.8612381505">
                <text:p>29.8612381505</text:p>
              </table:table-cell>
              <table:table-cell office:value-type="float" office:value="29.985730416">
                <text:p>29.985730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4668333575">
                <text:p>27.4668333575</text:p>
              </table:table-cell>
              <table:table-cell office:value-type="float" office:value="28.753276751">
                <text:p>28.753276751</text:p>
              </table:table-cell>
              <table:table-cell office:value-type="float" office:value="29.7531942638">
                <text:p>29.7531942638</text:p>
              </table:table-cell>
              <table:table-cell office:value-type="float" office:value="29.9748331194">
                <text:p>29.9748331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9653362943">
                <text:p>25.9653362943</text:p>
              </table:table-cell>
              <table:table-cell office:value-type="float" office:value="28.0347337194">
                <text:p>28.0347337194</text:p>
              </table:table-cell>
              <table:table-cell office:value-type="float" office:value="29.6139059295">
                <text:p>29.6139059295</text:p>
              </table:table-cell>
              <table:table-cell office:value-type="float" office:value="29.9608619629">
                <text:p>29.9608619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0405762714">
                <text:p>24.0405762714</text:p>
              </table:table-cell>
              <table:table-cell office:value-type="float" office:value="27.1380621932">
                <text:p>27.1380621932</text:p>
              </table:table-cell>
              <table:table-cell office:value-type="float" office:value="29.4430522108">
                <text:p>29.4430522108</text:p>
              </table:table-cell>
              <table:table-cell office:value-type="float" office:value="29.943813829">
                <text:p>29.943813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6122391203">
                <text:p>21.6122391203</text:p>
              </table:table-cell>
              <table:table-cell office:value-type="float" office:value="26.0500307764">
                <text:p>26.0500307764</text:p>
              </table:table-cell>
              <table:table-cell office:value-type="float" office:value="29.2402326357">
                <text:p>29.2402326357</text:p>
              </table:table-cell>
              <table:table-cell office:value-type="float" office:value="29.9236849072">
                <text:p>29.9236849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5404922321">
                <text:p>18.5404922321</text:p>
              </table:table-cell>
              <table:table-cell office:value-type="float" office:value="24.7524897802">
                <text:p>24.7524897802</text:p>
              </table:table-cell>
              <table:table-cell office:value-type="float" office:value="29.0049618233">
                <text:p>29.0049618233</text:p>
              </table:table-cell>
              <table:table-cell office:value-type="float" office:value="29.9004706894">
                <text:p>29.9004706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5402427632">
                <text:p>14.5402427632</text:p>
              </table:table-cell>
              <table:table-cell office:value-type="float" office:value="23.2201726217">
                <text:p>23.2201726217</text:p>
              </table:table-cell>
              <table:table-cell office:value-type="float" office:value="28.7366627383">
                <text:p>28.7366627383</text:p>
              </table:table-cell>
              <table:table-cell office:value-type="float" office:value="29.8741659641">
                <text:p>29.8741659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626375384">
                <text:p>8.7626375384</text:p>
              </table:table-cell>
              <table:table-cell office:value-type="float" office:value="21.4168072363">
                <text:p>21.4168072363</text:p>
              </table:table-cell>
              <table:table-cell office:value-type="float" office:value="28.4346583341">
                <text:p>28.4346583341</text:p>
              </table:table-cell>
              <table:table-cell office:value-type="float" office:value="29.8447648101">
                <text:p>29.8447648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42cm" svg:height="13.9cm" xlink:href=".." xlink:type="simple" chart:class="chart:line" chart:style-name="ch1">
        <chart:legend chart:legend-position="end" svg:x="18.969cm" svg:y="6.651cm" style:legend-expansion="high" chart:style-name="ch2"/>
        <chart:plot-area chart:style-name="ch3" table:cell-range-address="Taulukko2.A1:Taulukko2.A13" svg:x="0.884cm" svg:y="1.247cm" svg:width="17.217cm" svg:height="11.955cm">
          <chartooo:coordinate-region svg:x="1.717cm" svg:y="1.446cm" svg:width="16.197cm" svg:height="11.5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ulukko2.A1:Taulukko2.A1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ulukko2.A1:Taulukko2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612132971">
                <text:p>0.869612132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2687954646">
                <text:p>0.51268795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1589231549">
                <text:p>0.0221589231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74144550059">
                <text:p>-0.474144550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46880799246">
                <text:p>-0.846880799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98985616227">
                <text:p>-0.998985616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90956216404">
                <text:p>-0.890956216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51037140899">
                <text:p>-0.551037140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77533185987">
                <text:p>-0.067753318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3155959381">
                <text:p>0.433155959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1381010587">
                <text:p>0.821381010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857361122">
                <text:p>0.995857361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